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E75]" office:value-type="float" office:value="76" calcext:value-type="float">
            <text:p>76</text:p>
          </table:table-cell>
          <table:table-cell table:formula="of:=[.D86]-40"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.00.0000</text:date>, <text:time style:data-style-name="N2" text:time-value="20:34:32.243920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2.2$Linux_X86_64 LibreOffice_project/30$Build-2</meta:generator>
    <dc:date>2019-11-19T20:35:01.314254356</dc:date>
    <meta:editing-duration>P1DT1H51M41S</meta:editing-duration>
    <meta:editing-cycles>206</meta:editing-cycles>
    <meta:document-statistic meta:table-count="1" meta:cell-count="186" meta:object-count="0"/>
  </office:meta>
</office:document-meta>
</file>